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bfff" draw:opacity="8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008b" draw:opacity="80%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00bfff" draw:opacity="80%"/>
    </style:style>
    <style:style style:name="gr9" style:family="graphic" style:parent-style-name="standard">
      <style:graphic-properties draw:stroke="solid" svg:stroke-width="0.035cm" svg:stroke-color="#000000" svg:stroke-opacity="8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5.20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16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3.13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0.39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81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7.1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1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bfff" draw:opacity="80%"/>
    </style:style>
    <style:style style:name="P3" style:family="paragraph">
      <loext:graphic-properties draw:fill="solid" draw:fill-color="#00008b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/>
      <style:paragraph-properties fo:text-align="end" style:writing-mode="lr-tb"/>
      <style:text-properties fo:font-size="46pt" style:font-size-asian="46pt" style:font-size-complex="46pt"/>
    </style:style>
    <style:style style:name="P11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12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3" style:family="paragraph">
      <loext:graphic-properties draw:fill="none"/>
      <style:paragraph-properties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4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7" style:family="paragraph">
      <loext:graphic-properties draw:fill="none"/>
      <style:paragraph-properties style:writing-mode="lr-tb"/>
      <style:text-properties fo:font-size="28.1000003814697pt" style:font-size-asian="28.1000003814697pt" style:font-size-complex="28.1000003814697pt"/>
    </style:style>
    <style:style style:name="P18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50pt" style:font-size-asian="50pt" style:font-name-complex="TimesNewRoman1" style:font-size-complex="50pt"/>
    </style:style>
    <style:style style:name="T3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4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5" style:family="text">
      <style:text-properties fo:color="#000000" style:font-name="TimesNewRoman1" fo:font-size="44pt" style:font-size-asian="44pt" style:font-name-complex="TimesNewRoman1" style:font-size-complex="44pt"/>
    </style:style>
    <style:style style:name="T6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7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8" style:family="text">
      <style:text-properties fo:color="#000000" style:font-name="NimbusRoman1" fo:font-size="46.7999992370605pt" fo:font-style="italic" style:font-size-asian="46.7999992370605pt" style:font-style-asian="italic" style:font-name-complex="NimbusRoman1" style:font-size-complex="46.7999992370605pt" style:font-style-complex="italic"/>
    </style:style>
    <style:style style:name="T9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0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1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2" style:family="text">
      <style:text-properties fo:color="#000000" style:font-name="NimbusRoman1" fo:font-size="28.1000003814697pt" style:font-size-asian="28.1000003814697pt" style:font-name-complex="NimbusRoman1" style:font-size-complex="28.1000003814697pt"/>
    </style:style>
    <style:style style:name="T13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36.494cm" svg:y="1.859cm" svg:viewBox="0 0 13695 17603" draw:points="0,17603 13695,17603 13695,0 0,0">
          <text:p/>
        </draw:polygon>
        <draw:polygon draw:style-name="gr2" draw:text-style-name="P2" draw:layer="layout" svg:width="0.814cm" svg:height="1.333cm" svg:x="36.494cm" svg:y="17.328cm" svg:viewBox="0 0 815 1334" draw:points="0,1334 815,1334 815,0 0,0">
          <text:p/>
        </draw:polygon>
        <draw:polygon draw:style-name="gr2" draw:text-style-name="P2" draw:layer="layout" svg:width="0cm" svg:height="1.333cm" svg:x="36.494cm" svg:y="13.994cm" svg:viewBox="0 0 0 1334" draw:points="0,1334 0,0">
          <text:p/>
        </draw:polygon>
        <draw:polygon draw:style-name="gr2" draw:text-style-name="P2" draw:layer="layout" svg:width="2.361cm" svg:height="1.334cm" svg:x="36.494cm" svg:y="10.66cm" svg:viewBox="0 0 2362 1335" draw:points="0,1335 2362,1335 2362,0 0,0">
          <text:p/>
        </draw:polygon>
        <draw:polygon draw:style-name="gr2" draw:text-style-name="P2" draw:layer="layout" svg:width="1.682cm" svg:height="1.333cm" svg:x="36.494cm" svg:y="7.327cm" svg:viewBox="0 0 1683 1334" draw:points="0,1334 1683,1334 1683,0 0,0">
          <text:p/>
        </draw:polygon>
        <draw:polygon draw:style-name="gr2" draw:text-style-name="P2" draw:layer="layout" svg:width="7.184cm" svg:height="1.333cm" svg:x="36.494cm" svg:y="3.993cm" svg:viewBox="0 0 7185 1334" draw:points="0,1334 7185,1334 7185,0 0,0">
          <text:p/>
        </draw:polygon>
        <draw:polygon draw:style-name="gr3" draw:text-style-name="P3" draw:layer="layout" svg:width="1.353cm" svg:height="1.334cm" svg:x="36.494cm" svg:y="15.994cm" svg:viewBox="0 0 1354 1335" draw:points="0,1335 1354,1335 1354,0 0,0">
          <text:p/>
        </draw:polygon>
        <draw:polygon draw:style-name="gr3" draw:text-style-name="P3" draw:layer="layout" svg:width="0cm" svg:height="1.332cm" svg:x="36.494cm" svg:y="12.661cm" svg:viewBox="0 0 0 1333" draw:points="0,1333 0,0">
          <text:p/>
        </draw:polygon>
        <draw:polygon draw:style-name="gr3" draw:text-style-name="P3" draw:layer="layout" svg:width="2.478cm" svg:height="1.333cm" svg:x="36.494cm" svg:y="9.327cm" svg:viewBox="0 0 2479 1334" draw:points="0,1334 2479,1334 2479,0 0,0">
          <text:p/>
        </draw:polygon>
        <draw:polygon draw:style-name="gr3" draw:text-style-name="P3" draw:layer="layout" svg:width="1.681cm" svg:height="1.334cm" svg:x="36.494cm" svg:y="5.993cm" svg:viewBox="0 0 1682 1335" draw:points="0,1335 1682,1335 1682,0 0,0">
          <text:p/>
        </draw:polygon>
        <draw:polygon draw:style-name="gr3" draw:text-style-name="P3" draw:layer="layout" svg:width="8.262cm" svg:height="1.334cm" svg:x="36.494cm" svg:y="2.659cm" svg:viewBox="0 0 8263 1335" draw:points="0,1335 8263,1335 8263,0 0,0">
          <text:p/>
        </draw:polygon>
        <draw:polygon draw:style-name="gr4" draw:text-style-name="P4" draw:layer="layout" svg:width="0cm" svg:height="0.123cm" svg:x="36.494cm" svg:y="19.461cm" svg:viewBox="0 0 0 124" draw:points="0,0 0,124">
          <text:p/>
        </draw:polygon>
        <draw:line draw:style-name="gr5" draw:text-style-name="P5" draw:layer="layout" svg:x1="36.494cm" svg:y1="19.461cm" svg:x2="36.494cm" svg:y2="19.585cm">
          <text:p/>
        </draw:line>
        <draw:polygon draw:style-name="gr4" draw:text-style-name="P4" draw:layer="layout" svg:width="0cm" svg:height="0.123cm" svg:x="39.917cm" svg:y="19.461cm" svg:viewBox="0 0 0 124" draw:points="0,0 0,124">
          <text:p/>
        </draw:polygon>
        <draw:line draw:style-name="gr5" draw:text-style-name="P5" draw:layer="layout" svg:x1="39.917cm" svg:y1="19.461cm" svg:x2="39.917cm" svg:y2="19.585cm">
          <text:p/>
        </draw:line>
        <draw:frame draw:style-name="gr6" draw:text-style-name="P7" draw:layer="layout" svg:width="2.474cm" svg:height="1.563cm" svg:x="35.259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3.341cm" svg:y="19.461cm" svg:viewBox="0 0 0 124" draw:points="0,0 0,124">
          <text:p/>
        </draw:polygon>
        <draw:line draw:style-name="gr5" draw:text-style-name="P5" draw:layer="layout" svg:x1="43.341cm" svg:y1="19.461cm" svg:x2="43.341cm" svg:y2="19.585cm">
          <text:p/>
        </draw:line>
        <draw:frame draw:style-name="gr6" draw:text-style-name="P7" draw:layer="layout" svg:width="2.474cm" svg:height="1.563cm" svg:x="38.683cm" svg:y="19.4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46.764cm" svg:y="19.461cm" svg:viewBox="0 0 0 124" draw:points="0,0 0,124">
          <text:p/>
        </draw:polygon>
        <draw:line draw:style-name="gr5" draw:text-style-name="P5" draw:layer="layout" svg:x1="46.764cm" svg:y1="19.461cm" svg:x2="46.764cm" svg:y2="19.585cm">
          <text:p/>
        </draw:line>
        <draw:frame draw:style-name="gr6" draw:text-style-name="P7" draw:layer="layout" svg:width="2.474cm" svg:height="1.563cm" svg:x="42.106cm" svg:y="19.4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50.188cm" svg:y="19.461cm" svg:viewBox="0 0 0 124" draw:points="0,0 0,124">
          <text:p/>
        </draw:polygon>
        <draw:line draw:style-name="gr5" draw:text-style-name="P5" draw:layer="layout" svg:x1="50.188cm" svg:y1="19.461cm" svg:x2="50.188cm" svg:y2="19.585cm">
          <text:p/>
        </draw:line>
        <draw:frame draw:style-name="gr6" draw:text-style-name="P7" draw:layer="layout" svg:width="2.474cm" svg:height="1.563cm" svg:x="45.53cm" svg:y="19.4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36.37cm" svg:y="17.328cm" svg:viewBox="0 0 124 0" draw:points="124,0 0,0">
          <text:p/>
        </draw:polygon>
        <draw:line draw:style-name="gr5" draw:text-style-name="P5" draw:layer="layout" svg:x1="36.494cm" svg:y1="17.328cm" svg:x2="36.37cm" svg:y2="17.328cm">
          <text:p/>
        </draw:line>
        <draw:frame draw:style-name="gr6" draw:text-style-name="P7" draw:layer="layout" svg:width="2.474cm" svg:height="1.563cm" svg:x="48.953cm" svg:y="19.43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36.37cm" svg:y="13.994cm" svg:viewBox="0 0 124 0" draw:points="124,0 0,0">
          <text:p/>
        </draw:polygon>
        <draw:line draw:style-name="gr5" draw:text-style-name="P5" draw:layer="layout" svg:x1="36.494cm" svg:y1="13.994cm" svg:x2="36.37cm" svg:y2="13.994cm">
          <text:p/>
        </draw:line>
        <draw:polygon draw:style-name="gr4" draw:text-style-name="P4" draw:layer="layout" svg:width="0.123cm" svg:height="0cm" svg:x="36.37cm" svg:y="10.66cm" svg:viewBox="0 0 124 0" draw:points="124,0 0,0">
          <text:p/>
        </draw:polygon>
        <draw:line draw:style-name="gr5" draw:text-style-name="P5" draw:layer="layout" svg:x1="36.494cm" svg:y1="10.66cm" svg:x2="36.37cm" svg:y2="10.66cm">
          <text:p/>
        </draw:line>
        <draw:polygon draw:style-name="gr4" draw:text-style-name="P4" draw:layer="layout" svg:width="0.123cm" svg:height="0cm" svg:x="36.37cm" svg:y="7.327cm" svg:viewBox="0 0 124 0" draw:points="124,0 0,0">
          <text:p/>
        </draw:polygon>
        <draw:line draw:style-name="gr5" draw:text-style-name="P5" draw:layer="layout" svg:x1="36.494cm" svg:y1="7.327cm" svg:x2="36.37cm" svg:y2="7.327cm">
          <text:p/>
        </draw:line>
        <draw:polygon draw:style-name="gr4" draw:text-style-name="P4" draw:layer="layout" svg:width="0.123cm" svg:height="0cm" svg:x="36.37cm" svg:y="3.993cm" svg:viewBox="0 0 124 0" draw:points="124,0 0,0">
          <text:p/>
        </draw:polygon>
        <draw:line draw:style-name="gr5" draw:text-style-name="P5" draw:layer="layout" svg:x1="36.494cm" svg:y1="3.993cm" svg:x2="36.37cm" svg:y2="3.993cm">
          <text:p/>
        </draw:line>
        <draw:line draw:style-name="gr7" draw:text-style-name="P5" draw:layer="layout" svg:x1="36.494cm" svg:y1="19.461cm" svg:x2="36.494cm" svg:y2="1.859cm">
          <text:p/>
        </draw:line>
        <draw:line draw:style-name="gr7" draw:text-style-name="P5" draw:layer="layout" svg:x1="50.188cm" svg:y1="19.461cm" svg:x2="50.188cm" svg:y2="1.859cm">
          <text:p/>
        </draw:line>
        <draw:line draw:style-name="gr7" draw:text-style-name="P5" draw:layer="layout" svg:x1="36.494cm" svg:y1="19.461cm" svg:x2="50.188cm" svg:y2="19.461cm">
          <text:p/>
        </draw:line>
        <draw:line draw:style-name="gr7" draw:text-style-name="P5" draw:layer="layout" svg:x1="36.494cm" svg:y1="1.859cm" svg:x2="50.188cm" svg:y2="1.859cm">
          <text:p/>
        </draw:line>
        <draw:polygon draw:style-name="gr1" draw:text-style-name="P1" draw:layer="layout" svg:width="13.694cm" svg:height="17.602cm" svg:x="52.926cm" svg:y="1.859cm" svg:viewBox="0 0 13695 17603" draw:points="0,17603 13695,17603 13695,0 0,0">
          <text:p/>
        </draw:polygon>
        <draw:polygon draw:style-name="gr2" draw:text-style-name="P2" draw:layer="layout" svg:width="0.175cm" svg:height="1.333cm" svg:x="52.926cm" svg:y="17.328cm" svg:viewBox="0 0 176 1334" draw:points="0,1334 176,1334 176,0 0,0">
          <text:p/>
        </draw:polygon>
        <draw:polygon draw:style-name="gr2" draw:text-style-name="P2" draw:layer="layout" svg:width="0.198cm" svg:height="1.334cm" svg:x="52.926cm" svg:y="13.994cm" svg:viewBox="0 0 199 1335" draw:points="0,1335 199,1335 199,0 0,0">
          <text:p/>
        </draw:polygon>
        <draw:polygon draw:style-name="gr2" draw:text-style-name="P2" draw:layer="layout" svg:width="0.935cm" svg:height="1.334cm" svg:x="52.926cm" svg:y="10.66cm" svg:viewBox="0 0 936 1335" draw:points="0,1335 936,1335 936,0 0,0">
          <text:p/>
        </draw:polygon>
        <draw:polygon draw:style-name="gr8" draw:text-style-name="P2" draw:layer="layout" svg:width="0.697cm" svg:height="1.333cm" svg:x="52.926cm" svg:y="7.327cm" svg:viewBox="0 0 698 1334" draw:points="0,1334 698,1334 698,0 0,0">
          <text:p/>
        </draw:polygon>
        <draw:polygon draw:style-name="gr9" draw:text-style-name="P5" draw:layer="layout" svg:width="0.697cm" svg:height="1.333cm" svg:x="52.926cm" svg:y="7.327cm" svg:viewBox="0 0 698 1334" draw:points="0,1334 698,1334 698,0 0,0">
          <text:p/>
        </draw:polygon>
        <draw:polygon draw:style-name="gr2" draw:text-style-name="P2" draw:layer="layout" svg:width="11.373cm" svg:height="1.333cm" svg:x="52.926cm" svg:y="3.993cm" svg:viewBox="0 0 11374 1334" draw:points="0,1334 11374,1334 11374,0 0,0">
          <text:p/>
        </draw:polygon>
        <draw:polygon draw:style-name="gr3" draw:text-style-name="P3" draw:layer="layout" svg:width="0.111cm" svg:height="1.334cm" svg:x="52.926cm" svg:y="15.994cm" svg:viewBox="0 0 112 1335" draw:points="0,1335 112,1335 112,0 0,0">
          <text:p/>
        </draw:polygon>
        <draw:polygon draw:style-name="gr3" draw:text-style-name="P3" draw:layer="layout" svg:width="0.202cm" svg:height="1.333cm" svg:x="52.926cm" svg:y="12.661cm" svg:viewBox="0 0 203 1334" draw:points="0,1334 203,1334 203,0 0,0">
          <text:p/>
        </draw:polygon>
        <draw:polygon draw:style-name="gr3" draw:text-style-name="P3" draw:layer="layout" svg:width="0.847cm" svg:height="1.333cm" svg:x="52.926cm" svg:y="9.327cm" svg:viewBox="0 0 848 1334" draw:points="0,1334 848,1334 848,0 0,0">
          <text:p/>
        </draw:polygon>
        <draw:polygon draw:style-name="gr3" draw:text-style-name="P3" draw:layer="layout" svg:width="0.698cm" svg:height="1.334cm" svg:x="52.926cm" svg:y="5.993cm" svg:viewBox="0 0 699 1335" draw:points="0,1335 699,1335 699,0 0,0">
          <text:p/>
        </draw:polygon>
        <draw:polygon draw:style-name="gr3" draw:text-style-name="P3" draw:layer="layout" svg:width="11.655cm" svg:height="1.334cm" svg:x="52.926cm" svg:y="2.659cm" svg:viewBox="0 0 11656 1335" draw:points="0,1335 11656,1335 11656,0 0,0">
          <text:p/>
        </draw:polygon>
        <draw:polygon draw:style-name="gr4" draw:text-style-name="P4" draw:layer="layout" svg:width="0cm" svg:height="0.123cm" svg:x="52.926cm" svg:y="19.461cm" svg:viewBox="0 0 0 124" draw:points="0,0 0,124">
          <text:p/>
        </draw:polygon>
        <draw:line draw:style-name="gr5" draw:text-style-name="P5" draw:layer="layout" svg:x1="52.926cm" svg:y1="19.461cm" svg:x2="52.926cm" svg:y2="19.585cm">
          <text:p/>
        </draw:line>
        <draw:frame draw:style-name="gr10" draw:text-style-name="P8" draw:layer="layout" svg:width="5.201cm" svg:height="1.957cm" svg:x="40.745cm" svg:y="-0.089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56.35cm" svg:y="19.461cm" svg:viewBox="0 0 0 124" draw:points="0,0 0,124">
          <text:p/>
        </draw:polygon>
        <draw:line draw:style-name="gr5" draw:text-style-name="P5" draw:layer="layout" svg:x1="56.35cm" svg:y1="19.461cm" svg:x2="56.35cm" svg:y2="19.585cm">
          <text:p/>
        </draw:line>
        <draw:frame draw:style-name="gr6" draw:text-style-name="P7" draw:layer="layout" svg:width="2.474cm" svg:height="1.563cm" svg:x="51.692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59.773cm" svg:y="19.461cm" svg:viewBox="0 0 0 124" draw:points="0,0 0,124">
          <text:p/>
        </draw:polygon>
        <draw:line draw:style-name="gr5" draw:text-style-name="P5" draw:layer="layout" svg:x1="59.773cm" svg:y1="19.461cm" svg:x2="59.773cm" svg:y2="19.585cm">
          <text:p/>
        </draw:line>
        <draw:frame draw:style-name="gr6" draw:text-style-name="P7" draw:layer="layout" svg:width="2.474cm" svg:height="1.563cm" svg:x="55.116cm" svg:y="19.4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3.197cm" svg:y="19.461cm" svg:viewBox="0 0 0 124" draw:points="0,0 0,124">
          <text:p/>
        </draw:polygon>
        <draw:line draw:style-name="gr5" draw:text-style-name="P5" draw:layer="layout" svg:x1="63.197cm" svg:y1="19.461cm" svg:x2="63.197cm" svg:y2="19.585cm">
          <text:p/>
        </draw:line>
        <draw:frame draw:style-name="gr6" draw:text-style-name="P7" draw:layer="layout" svg:width="2.474cm" svg:height="1.563cm" svg:x="58.539cm" svg:y="19.4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66.62cm" svg:y="19.461cm" svg:viewBox="0 0 0 124" draw:points="0,0 0,124">
          <text:p/>
        </draw:polygon>
        <draw:line draw:style-name="gr5" draw:text-style-name="P5" draw:layer="layout" svg:x1="66.62cm" svg:y1="19.461cm" svg:x2="66.62cm" svg:y2="19.585cm">
          <text:p/>
        </draw:line>
        <draw:frame draw:style-name="gr6" draw:text-style-name="P7" draw:layer="layout" svg:width="2.474cm" svg:height="1.563cm" svg:x="61.963cm" svg:y="19.4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2.803cm" svg:y="17.328cm" svg:viewBox="0 0 123 0" draw:points="123,0 0,0">
          <text:p/>
        </draw:polygon>
        <draw:line draw:style-name="gr5" draw:text-style-name="P5" draw:layer="layout" svg:x1="52.926cm" svg:y1="17.328cm" svg:x2="52.803cm" svg:y2="17.328cm">
          <text:p/>
        </draw:line>
        <draw:polygon draw:style-name="gr4" draw:text-style-name="P4" draw:layer="layout" svg:width="0.122cm" svg:height="0cm" svg:x="52.803cm" svg:y="13.994cm" svg:viewBox="0 0 123 0" draw:points="123,0 0,0">
          <text:p/>
        </draw:polygon>
        <draw:line draw:style-name="gr5" draw:text-style-name="P5" draw:layer="layout" svg:x1="52.926cm" svg:y1="13.994cm" svg:x2="52.803cm" svg:y2="13.994cm">
          <text:p/>
        </draw:line>
        <draw:polygon draw:style-name="gr4" draw:text-style-name="P4" draw:layer="layout" svg:width="0.122cm" svg:height="0cm" svg:x="52.803cm" svg:y="10.66cm" svg:viewBox="0 0 123 0" draw:points="123,0 0,0">
          <text:p/>
        </draw:polygon>
        <draw:line draw:style-name="gr5" draw:text-style-name="P5" draw:layer="layout" svg:x1="52.926cm" svg:y1="10.66cm" svg:x2="52.803cm" svg:y2="10.66cm">
          <text:p/>
        </draw:line>
        <draw:polygon draw:style-name="gr4" draw:text-style-name="P4" draw:layer="layout" svg:width="0.122cm" svg:height="0cm" svg:x="52.803cm" svg:y="7.327cm" svg:viewBox="0 0 123 0" draw:points="123,0 0,0">
          <text:p/>
        </draw:polygon>
        <draw:line draw:style-name="gr5" draw:text-style-name="P5" draw:layer="layout" svg:x1="52.926cm" svg:y1="7.327cm" svg:x2="52.803cm" svg:y2="7.327cm">
          <text:p/>
        </draw:line>
        <draw:polygon draw:style-name="gr4" draw:text-style-name="P4" draw:layer="layout" svg:width="0.122cm" svg:height="0cm" svg:x="52.803cm" svg:y="3.993cm" svg:viewBox="0 0 123 0" draw:points="123,0 0,0">
          <text:p/>
        </draw:polygon>
        <draw:line draw:style-name="gr5" draw:text-style-name="P5" draw:layer="layout" svg:x1="52.926cm" svg:y1="3.993cm" svg:x2="52.803cm" svg:y2="3.993cm">
          <text:p/>
        </draw:line>
        <draw:line draw:style-name="gr7" draw:text-style-name="P5" draw:layer="layout" svg:x1="52.926cm" svg:y1="19.461cm" svg:x2="52.926cm" svg:y2="1.859cm">
          <text:p/>
        </draw:line>
        <draw:line draw:style-name="gr7" draw:text-style-name="P5" draw:layer="layout" svg:x1="66.62cm" svg:y1="19.461cm" svg:x2="66.62cm" svg:y2="1.859cm">
          <text:p/>
        </draw:line>
        <draw:line draw:style-name="gr7" draw:text-style-name="P5" draw:layer="layout" svg:x1="52.926cm" svg:y1="19.461cm" svg:x2="66.62cm" svg:y2="19.461cm">
          <text:p/>
        </draw:line>
        <draw:line draw:style-name="gr7" draw:text-style-name="P5" draw:layer="layout" svg:x1="52.926cm" svg:y1="1.859cm" svg:x2="66.62cm" svg:y2="1.859cm">
          <text:p/>
        </draw:line>
        <draw:frame draw:style-name="gr6" draw:text-style-name="P7" draw:layer="layout" svg:width="2.474cm" svg:height="1.563cm" svg:x="65.386cm" svg:y="19.43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69.359cm" svg:y="1.859cm" svg:viewBox="0 0 13695 17603" draw:points="0,17603 13695,17603 13695,0 0,0">
          <text:p/>
        </draw:polygon>
        <draw:polygon draw:style-name="gr2" draw:text-style-name="P2" draw:layer="layout" svg:width="0.246cm" svg:height="1.333cm" svg:x="69.359cm" svg:y="17.328cm" svg:viewBox="0 0 247 1334" draw:points="0,1334 247,1334 247,0 0,0">
          <text:p/>
        </draw:polygon>
        <draw:polygon draw:style-name="gr2" draw:text-style-name="P2" draw:layer="layout" svg:width="5.486cm" svg:height="1.334cm" svg:x="69.359cm" svg:y="13.994cm" svg:viewBox="0 0 5487 1335" draw:points="0,1335 5487,1335 5487,0 0,0">
          <text:p/>
        </draw:polygon>
        <draw:polygon draw:style-name="gr2" draw:text-style-name="P2" draw:layer="layout" svg:width="8.333cm" svg:height="1.334cm" svg:x="69.359cm" svg:y="10.66cm" svg:viewBox="0 0 8334 1335" draw:points="0,1335 8334,1335 8334,0 0,0">
          <text:p/>
        </draw:polygon>
        <draw:polygon draw:style-name="gr2" draw:text-style-name="P2" draw:layer="layout" svg:width="5.591cm" svg:height="1.333cm" svg:x="69.359cm" svg:y="7.327cm" svg:viewBox="0 0 5592 1334" draw:points="0,1334 5592,1334 5592,0 0,0">
          <text:p/>
        </draw:polygon>
        <draw:polygon draw:style-name="gr2" draw:text-style-name="P2" draw:layer="layout" svg:width="10.578cm" svg:height="1.333cm" svg:x="69.359cm" svg:y="3.993cm" svg:viewBox="0 0 10579 1334" draw:points="0,1334 10579,1334 10579,0 0,0">
          <text:p/>
        </draw:polygon>
        <draw:polygon draw:style-name="gr3" draw:text-style-name="P3" draw:layer="layout" svg:width="0.305cm" svg:height="1.334cm" svg:x="69.359cm" svg:y="15.994cm" svg:viewBox="0 0 306 1335" draw:points="0,1335 306,1335 306,0 0,0">
          <text:p/>
        </draw:polygon>
        <draw:polygon draw:style-name="gr3" draw:text-style-name="P3" draw:layer="layout" svg:width="5.825cm" svg:height="1.333cm" svg:x="69.359cm" svg:y="12.661cm" svg:viewBox="0 0 5826 1334" draw:points="0,1334 5826,1334 5826,0 0,0">
          <text:p/>
        </draw:polygon>
        <draw:polygon draw:style-name="gr3" draw:text-style-name="P3" draw:layer="layout" svg:width="8.731cm" svg:height="1.333cm" svg:x="69.359cm" svg:y="9.327cm" svg:viewBox="0 0 8732 1334" draw:points="0,1334 8732,1334 8732,0 0,0">
          <text:p/>
        </draw:polygon>
        <draw:polygon draw:style-name="gr3" draw:text-style-name="P3" draw:layer="layout" svg:width="5.525cm" svg:height="1.334cm" svg:x="69.359cm" svg:y="5.993cm" svg:viewBox="0 0 5526 1335" draw:points="0,1335 5526,1335 5526,0 0,0">
          <text:p/>
        </draw:polygon>
        <draw:polygon draw:style-name="gr3" draw:text-style-name="P3" draw:layer="layout" svg:width="11.565cm" svg:height="1.334cm" svg:x="69.359cm" svg:y="2.659cm" svg:viewBox="0 0 11566 1335" draw:points="0,1335 11566,1335 11566,0 0,0">
          <text:p/>
        </draw:polygon>
        <draw:polygon draw:style-name="gr4" draw:text-style-name="P4" draw:layer="layout" svg:width="0cm" svg:height="0.123cm" svg:x="69.359cm" svg:y="19.461cm" svg:viewBox="0 0 0 124" draw:points="0,0 0,124">
          <text:p/>
        </draw:polygon>
        <draw:line draw:style-name="gr5" draw:text-style-name="P5" draw:layer="layout" svg:x1="69.359cm" svg:y1="19.461cm" svg:x2="69.359cm" svg:y2="19.585cm">
          <text:p/>
        </draw:line>
        <draw:frame draw:style-name="gr11" draw:text-style-name="P8" draw:layer="layout" svg:width="7.169cm" svg:height="1.957cm" svg:x="56.197cm" svg:y="-0.093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72.782cm" svg:y="19.461cm" svg:viewBox="0 0 0 124" draw:points="0,0 0,124">
          <text:p/>
        </draw:polygon>
        <draw:line draw:style-name="gr5" draw:text-style-name="P5" draw:layer="layout" svg:x1="72.782cm" svg:y1="19.461cm" svg:x2="72.782cm" svg:y2="19.585cm">
          <text:p/>
        </draw:line>
        <draw:frame draw:style-name="gr6" draw:text-style-name="P7" draw:layer="layout" svg:width="2.474cm" svg:height="1.563cm" svg:x="68.125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76.206cm" svg:y="19.461cm" svg:viewBox="0 0 0 124" draw:points="0,0 0,124">
          <text:p/>
        </draw:polygon>
        <draw:line draw:style-name="gr5" draw:text-style-name="P5" draw:layer="layout" svg:x1="76.206cm" svg:y1="19.461cm" svg:x2="76.206cm" svg:y2="19.585cm">
          <text:p/>
        </draw:line>
        <draw:frame draw:style-name="gr6" draw:text-style-name="P7" draw:layer="layout" svg:width="2.474cm" svg:height="1.563cm" svg:x="71.548cm" svg:y="19.4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79.629cm" svg:y="19.461cm" svg:viewBox="0 0 0 124" draw:points="0,0 0,124">
          <text:p/>
        </draw:polygon>
        <draw:line draw:style-name="gr5" draw:text-style-name="P5" draw:layer="layout" svg:x1="79.629cm" svg:y1="19.461cm" svg:x2="79.629cm" svg:y2="19.585cm">
          <text:p/>
        </draw:line>
        <draw:frame draw:style-name="gr6" draw:text-style-name="P7" draw:layer="layout" svg:width="2.474cm" svg:height="1.563cm" svg:x="74.972cm" svg:y="19.4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83.053cm" svg:y="19.461cm" svg:viewBox="0 0 0 124" draw:points="0,0 0,124">
          <text:p/>
        </draw:polygon>
        <draw:line draw:style-name="gr5" draw:text-style-name="P5" draw:layer="layout" svg:x1="83.053cm" svg:y1="19.461cm" svg:x2="83.053cm" svg:y2="19.585cm">
          <text:p/>
        </draw:line>
        <draw:frame draw:style-name="gr6" draw:text-style-name="P7" draw:layer="layout" svg:width="2.474cm" svg:height="1.563cm" svg:x="78.395cm" svg:y="19.4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69.236cm" svg:y="17.328cm" svg:viewBox="0 0 123 0" draw:points="123,0 0,0">
          <text:p/>
        </draw:polygon>
        <draw:line draw:style-name="gr5" draw:text-style-name="P5" draw:layer="layout" svg:x1="69.359cm" svg:y1="17.328cm" svg:x2="69.236cm" svg:y2="17.328cm">
          <text:p/>
        </draw:line>
        <draw:polygon draw:style-name="gr4" draw:text-style-name="P4" draw:layer="layout" svg:width="0.122cm" svg:height="0cm" svg:x="69.236cm" svg:y="13.994cm" svg:viewBox="0 0 123 0" draw:points="123,0 0,0">
          <text:p/>
        </draw:polygon>
        <draw:line draw:style-name="gr5" draw:text-style-name="P5" draw:layer="layout" svg:x1="69.359cm" svg:y1="13.994cm" svg:x2="69.236cm" svg:y2="13.994cm">
          <text:p/>
        </draw:line>
        <draw:polygon draw:style-name="gr4" draw:text-style-name="P4" draw:layer="layout" svg:width="0.122cm" svg:height="0cm" svg:x="69.236cm" svg:y="10.66cm" svg:viewBox="0 0 123 0" draw:points="123,0 0,0">
          <text:p/>
        </draw:polygon>
        <draw:line draw:style-name="gr5" draw:text-style-name="P5" draw:layer="layout" svg:x1="69.359cm" svg:y1="10.66cm" svg:x2="69.236cm" svg:y2="10.66cm">
          <text:p/>
        </draw:line>
        <draw:polygon draw:style-name="gr4" draw:text-style-name="P4" draw:layer="layout" svg:width="0.122cm" svg:height="0cm" svg:x="69.236cm" svg:y="7.327cm" svg:viewBox="0 0 123 0" draw:points="123,0 0,0">
          <text:p/>
        </draw:polygon>
        <draw:line draw:style-name="gr5" draw:text-style-name="P5" draw:layer="layout" svg:x1="69.359cm" svg:y1="7.327cm" svg:x2="69.236cm" svg:y2="7.327cm">
          <text:p/>
        </draw:line>
        <draw:polygon draw:style-name="gr4" draw:text-style-name="P4" draw:layer="layout" svg:width="0.122cm" svg:height="0cm" svg:x="69.236cm" svg:y="3.993cm" svg:viewBox="0 0 123 0" draw:points="123,0 0,0">
          <text:p/>
        </draw:polygon>
        <draw:line draw:style-name="gr5" draw:text-style-name="P5" draw:layer="layout" svg:x1="69.359cm" svg:y1="3.993cm" svg:x2="69.236cm" svg:y2="3.993cm">
          <text:p/>
        </draw:line>
        <draw:line draw:style-name="gr7" draw:text-style-name="P5" draw:layer="layout" svg:x1="69.359cm" svg:y1="19.461cm" svg:x2="69.359cm" svg:y2="1.859cm">
          <text:p/>
        </draw:line>
        <draw:line draw:style-name="gr7" draw:text-style-name="P5" draw:layer="layout" svg:x1="83.053cm" svg:y1="19.461cm" svg:x2="83.053cm" svg:y2="1.859cm">
          <text:p/>
        </draw:line>
        <draw:line draw:style-name="gr7" draw:text-style-name="P5" draw:layer="layout" svg:x1="69.359cm" svg:y1="19.461cm" svg:x2="83.053cm" svg:y2="19.461cm">
          <text:p/>
        </draw:line>
        <draw:line draw:style-name="gr7" draw:text-style-name="P5" draw:layer="layout" svg:x1="69.359cm" svg:y1="1.859cm" svg:x2="83.053cm" svg:y2="1.859cm">
          <text:p/>
        </draw:line>
        <draw:frame draw:style-name="gr6" draw:text-style-name="P7" draw:layer="layout" svg:width="2.474cm" svg:height="1.563cm" svg:x="81.819cm" svg:y="19.43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85.792cm" svg:y="1.859cm" svg:viewBox="0 0 13695 17603" draw:points="0,17603 13695,17603 13695,0 0,0">
          <text:p/>
        </draw:polygon>
        <draw:polygon draw:style-name="gr2" draw:text-style-name="P2" draw:layer="layout" svg:width="0.616cm" svg:height="1.333cm" svg:x="85.792cm" svg:y="17.328cm" svg:viewBox="0 0 617 1334" draw:points="0,1334 617,1334 617,0 0,0">
          <text:p/>
        </draw:polygon>
        <draw:polygon draw:style-name="gr2" draw:text-style-name="P2" draw:layer="layout" svg:width="1.337cm" svg:height="1.334cm" svg:x="85.792cm" svg:y="13.994cm" svg:viewBox="0 0 1338 1335" draw:points="0,1335 1338,1335 1338,0 0,0">
          <text:p/>
        </draw:polygon>
        <draw:polygon draw:style-name="gr2" draw:text-style-name="P2" draw:layer="layout" svg:width="3.695cm" svg:height="1.334cm" svg:x="85.792cm" svg:y="10.66cm" svg:viewBox="0 0 3696 1335" draw:points="0,1335 3696,1335 3696,0 0,0">
          <text:p/>
        </draw:polygon>
        <draw:polygon draw:style-name="gr2" draw:text-style-name="P2" draw:layer="layout" svg:width="2.455cm" svg:height="1.333cm" svg:x="85.792cm" svg:y="7.327cm" svg:viewBox="0 0 2456 1334" draw:points="0,1334 2456,1334 2456,0 0,0">
          <text:p/>
        </draw:polygon>
        <draw:polygon draw:style-name="gr2" draw:text-style-name="P2" draw:layer="layout" svg:width="7.743cm" svg:height="1.333cm" svg:x="85.792cm" svg:y="3.993cm" svg:viewBox="0 0 7744 1334" draw:points="0,1334 7744,1334 7744,0 0,0">
          <text:p/>
        </draw:polygon>
        <draw:polygon draw:style-name="gr3" draw:text-style-name="P3" draw:layer="layout" svg:width="0.878cm" svg:height="1.334cm" svg:x="85.792cm" svg:y="15.994cm" svg:viewBox="0 0 879 1335" draw:points="0,1335 879,1335 879,0 0,0">
          <text:p/>
        </draw:polygon>
        <draw:polygon draw:style-name="gr3" draw:text-style-name="P3" draw:layer="layout" svg:width="1.589cm" svg:height="1.333cm" svg:x="85.792cm" svg:y="12.661cm" svg:viewBox="0 0 1590 1334" draw:points="0,1334 1590,1334 1590,0 0,0">
          <text:p/>
        </draw:polygon>
        <draw:polygon draw:style-name="gr3" draw:text-style-name="P3" draw:layer="layout" svg:width="3.598cm" svg:height="1.333cm" svg:x="85.792cm" svg:y="9.327cm" svg:viewBox="0 0 3599 1334" draw:points="0,1334 3599,1334 3599,0 0,0">
          <text:p/>
        </draw:polygon>
        <draw:polygon draw:style-name="gr3" draw:text-style-name="P3" draw:layer="layout" svg:width="2.453cm" svg:height="1.334cm" svg:x="85.792cm" svg:y="5.993cm" svg:viewBox="0 0 2454 1335" draw:points="0,1335 2454,1335 2454,0 0,0">
          <text:p/>
        </draw:polygon>
        <draw:polygon draw:style-name="gr3" draw:text-style-name="P3" draw:layer="layout" svg:width="9.013cm" svg:height="1.334cm" svg:x="85.792cm" svg:y="2.659cm" svg:viewBox="0 0 9014 1335" draw:points="0,1335 9014,1335 9014,0 0,0">
          <text:p/>
        </draw:polygon>
        <draw:polygon draw:style-name="gr4" draw:text-style-name="P4" draw:layer="layout" svg:width="0cm" svg:height="0.123cm" svg:x="85.792cm" svg:y="19.461cm" svg:viewBox="0 0 0 124" draw:points="0,0 0,124">
          <text:p/>
        </draw:polygon>
        <draw:line draw:style-name="gr5" draw:text-style-name="P5" draw:layer="layout" svg:x1="85.792cm" svg:y1="19.461cm" svg:x2="85.792cm" svg:y2="19.585cm">
          <text:p/>
        </draw:line>
        <draw:frame draw:style-name="gr12" draw:text-style-name="P8" draw:layer="layout" svg:width="3.139cm" svg:height="1.957cm" svg:x="74.639cm" svg:y="-0.089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89.215cm" svg:y="19.461cm" svg:viewBox="0 0 0 124" draw:points="0,0 0,124">
          <text:p/>
        </draw:polygon>
        <draw:line draw:style-name="gr5" draw:text-style-name="P5" draw:layer="layout" svg:x1="89.215cm" svg:y1="19.461cm" svg:x2="89.215cm" svg:y2="19.585cm">
          <text:p/>
        </draw:line>
        <draw:frame draw:style-name="gr6" draw:text-style-name="P7" draw:layer="layout" svg:width="2.474cm" svg:height="1.563cm" svg:x="84.557cm" svg:y="19.43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92.639cm" svg:y="19.461cm" svg:viewBox="0 0 0 124" draw:points="0,0 0,124">
          <text:p/>
        </draw:polygon>
        <draw:line draw:style-name="gr5" draw:text-style-name="P5" draw:layer="layout" svg:x1="92.639cm" svg:y1="19.461cm" svg:x2="92.639cm" svg:y2="19.585cm">
          <text:p/>
        </draw:line>
        <draw:frame draw:style-name="gr6" draw:text-style-name="P7" draw:layer="layout" svg:width="2.474cm" svg:height="1.563cm" svg:x="87.981cm" svg:y="19.43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96.062cm" svg:y="19.461cm" svg:viewBox="0 0 0 124" draw:points="0,0 0,124">
          <text:p/>
        </draw:polygon>
        <draw:line draw:style-name="gr5" draw:text-style-name="P5" draw:layer="layout" svg:x1="96.062cm" svg:y1="19.461cm" svg:x2="96.062cm" svg:y2="19.585cm">
          <text:p/>
        </draw:line>
        <draw:frame draw:style-name="gr6" draw:text-style-name="P7" draw:layer="layout" svg:width="2.474cm" svg:height="1.563cm" svg:x="91.404cm" svg:y="19.43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99.486cm" svg:y="19.461cm" svg:viewBox="0 0 0 124" draw:points="0,0 0,124">
          <text:p/>
        </draw:polygon>
        <draw:line draw:style-name="gr5" draw:text-style-name="P5" draw:layer="layout" svg:x1="99.486cm" svg:y1="19.461cm" svg:x2="99.486cm" svg:y2="19.585cm">
          <text:p/>
        </draw:line>
        <draw:frame draw:style-name="gr6" draw:text-style-name="P7" draw:layer="layout" svg:width="2.474cm" svg:height="1.563cm" svg:x="94.828cm" svg:y="19.43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85.668cm" svg:y="17.328cm" svg:viewBox="0 0 124 0" draw:points="124,0 0,0">
          <text:p/>
        </draw:polygon>
        <draw:line draw:style-name="gr5" draw:text-style-name="P5" draw:layer="layout" svg:x1="85.792cm" svg:y1="17.328cm" svg:x2="85.668cm" svg:y2="17.328cm">
          <text:p/>
        </draw:line>
        <draw:polygon draw:style-name="gr4" draw:text-style-name="P4" draw:layer="layout" svg:width="0.123cm" svg:height="0cm" svg:x="85.668cm" svg:y="13.994cm" svg:viewBox="0 0 124 0" draw:points="124,0 0,0">
          <text:p/>
        </draw:polygon>
        <draw:line draw:style-name="gr5" draw:text-style-name="P5" draw:layer="layout" svg:x1="85.792cm" svg:y1="13.994cm" svg:x2="85.668cm" svg:y2="13.994cm">
          <text:p/>
        </draw:line>
        <draw:polygon draw:style-name="gr4" draw:text-style-name="P4" draw:layer="layout" svg:width="0.123cm" svg:height="0cm" svg:x="85.668cm" svg:y="10.66cm" svg:viewBox="0 0 124 0" draw:points="124,0 0,0">
          <text:p/>
        </draw:polygon>
        <draw:line draw:style-name="gr5" draw:text-style-name="P5" draw:layer="layout" svg:x1="85.792cm" svg:y1="10.66cm" svg:x2="85.668cm" svg:y2="10.66cm">
          <text:p/>
        </draw:line>
        <draw:polygon draw:style-name="gr4" draw:text-style-name="P4" draw:layer="layout" svg:width="0.123cm" svg:height="0cm" svg:x="85.668cm" svg:y="7.327cm" svg:viewBox="0 0 124 0" draw:points="124,0 0,0">
          <text:p/>
        </draw:polygon>
        <draw:line draw:style-name="gr5" draw:text-style-name="P5" draw:layer="layout" svg:x1="85.792cm" svg:y1="7.327cm" svg:x2="85.668cm" svg:y2="7.327cm">
          <text:p/>
        </draw:line>
        <draw:polygon draw:style-name="gr4" draw:text-style-name="P4" draw:layer="layout" svg:width="0.123cm" svg:height="0cm" svg:x="85.668cm" svg:y="3.993cm" svg:viewBox="0 0 124 0" draw:points="124,0 0,0">
          <text:p/>
        </draw:polygon>
        <draw:line draw:style-name="gr5" draw:text-style-name="P5" draw:layer="layout" svg:x1="85.792cm" svg:y1="3.993cm" svg:x2="85.668cm" svg:y2="3.993cm">
          <text:p/>
        </draw:line>
        <draw:line draw:style-name="gr7" draw:text-style-name="P5" draw:layer="layout" svg:x1="85.792cm" svg:y1="19.461cm" svg:x2="85.792cm" svg:y2="1.859cm">
          <text:p/>
        </draw:line>
        <draw:line draw:style-name="gr7" draw:text-style-name="P5" draw:layer="layout" svg:x1="99.486cm" svg:y1="19.461cm" svg:x2="99.486cm" svg:y2="1.859cm">
          <text:p/>
        </draw:line>
        <draw:line draw:style-name="gr7" draw:text-style-name="P5" draw:layer="layout" svg:x1="85.792cm" svg:y1="19.461cm" svg:x2="99.486cm" svg:y2="19.461cm">
          <text:p/>
        </draw:line>
        <draw:line draw:style-name="gr7" draw:text-style-name="P5" draw:layer="layout" svg:x1="85.792cm" svg:y1="1.859cm" svg:x2="99.486cm" svg:y2="1.859cm">
          <text:p/>
        </draw:line>
        <draw:frame draw:style-name="gr6" draw:text-style-name="P7" draw:layer="layout" svg:width="2.474cm" svg:height="1.563cm" svg:x="98.251cm" svg:y="19.432cm">
          <draw:text-box>
            <text:p text:style-name="P6"><text:span text:style-name="T1">1.00</text:span></text:p>
          </draw:text-box>
        </draw:frame>
        <draw:frame draw:style-name="gr13" draw:text-style-name="P8" draw:layer="layout" svg:width="10.399cm" svg:height="1.957cm" svg:x="87.446cm" svg:y="-0.089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.123cm" svg:height="0cm" svg:x="36.371cm" svg:y="17.287cm" svg:viewBox="0 0 124 0" draw:points="124,0 0,0">
          <text:p/>
        </draw:polygon>
        <draw:line draw:style-name="gr5" draw:text-style-name="P5" draw:layer="layout" svg:x1="36.495cm" svg:y1="17.287cm" svg:x2="36.371cm" svg:y2="17.287cm">
          <text:p/>
        </draw:line>
        <draw:polygon draw:style-name="gr4" draw:text-style-name="P4" draw:layer="layout" svg:width="0.123cm" svg:height="0cm" svg:x="36.371cm" svg:y="13.953cm" svg:viewBox="0 0 124 0" draw:points="124,0 0,0">
          <text:p/>
        </draw:polygon>
        <draw:line draw:style-name="gr5" draw:text-style-name="P5" draw:layer="layout" svg:x1="36.495cm" svg:y1="13.953cm" svg:x2="36.371cm" svg:y2="13.953cm">
          <text:p/>
        </draw:line>
        <draw:polygon draw:style-name="gr4" draw:text-style-name="P4" draw:layer="layout" svg:width="0.123cm" svg:height="0cm" svg:x="36.371cm" svg:y="10.619cm" svg:viewBox="0 0 124 0" draw:points="124,0 0,0">
          <text:p/>
        </draw:polygon>
        <draw:line draw:style-name="gr5" draw:text-style-name="P5" draw:layer="layout" svg:x1="36.495cm" svg:y1="10.619cm" svg:x2="36.371cm" svg:y2="10.619cm">
          <text:p/>
        </draw:line>
        <draw:polygon draw:style-name="gr4" draw:text-style-name="P4" draw:layer="layout" svg:width="0.123cm" svg:height="0cm" svg:x="36.371cm" svg:y="7.286cm" svg:viewBox="0 0 124 0" draw:points="124,0 0,0">
          <text:p/>
        </draw:polygon>
        <draw:line draw:style-name="gr5" draw:text-style-name="P5" draw:layer="layout" svg:x1="36.495cm" svg:y1="7.286cm" svg:x2="36.371cm" svg:y2="7.286cm">
          <text:p/>
        </draw:line>
        <draw:polygon draw:style-name="gr4" draw:text-style-name="P4" draw:layer="layout" svg:width="0.123cm" svg:height="0cm" svg:x="36.371cm" svg:y="3.952cm" svg:viewBox="0 0 124 0" draw:points="124,0 0,0">
          <text:p/>
        </draw:polygon>
        <draw:line draw:style-name="gr5" draw:text-style-name="P5" draw:layer="layout" svg:x1="36.495cm" svg:y1="3.952cm" svg:x2="36.371cm" svg:y2="3.952cm">
          <text:p/>
        </draw:line>
        <draw:polygon draw:style-name="gr4" draw:text-style-name="P4" draw:layer="layout" svg:width="0cm" svg:height="0.123cm" svg:x="19.696cm" svg:y="18.52cm" svg:viewBox="0 0 0 124" draw:points="0,0 0,124">
          <text:p/>
        </draw:polygon>
        <draw:polygon draw:style-name="gr4" draw:text-style-name="P4" draw:layer="layout" svg:width="0.123cm" svg:height="0cm" svg:x="36.372cm" svg:y="17.287cm" svg:viewBox="0 0 124 0" draw:points="124,0 0,0">
          <text:p/>
        </draw:polygon>
        <draw:line draw:style-name="gr5" draw:text-style-name="P5" draw:layer="layout" svg:x1="36.496cm" svg:y1="17.287cm" svg:x2="36.372cm" svg:y2="17.287cm">
          <text:p/>
        </draw:line>
        <draw:polygon draw:style-name="gr4" draw:text-style-name="P4" draw:layer="layout" svg:width="0.123cm" svg:height="0cm" svg:x="36.372cm" svg:y="13.953cm" svg:viewBox="0 0 124 0" draw:points="124,0 0,0">
          <text:p/>
        </draw:polygon>
        <draw:line draw:style-name="gr5" draw:text-style-name="P5" draw:layer="layout" svg:x1="36.496cm" svg:y1="13.953cm" svg:x2="36.372cm" svg:y2="13.953cm">
          <text:p/>
        </draw:line>
        <draw:frame draw:style-name="gr14" draw:text-style-name="P10" draw:layer="layout" svg:width="7.008cm" svg:height="1.758cm" svg:x="26.628cm" svg:y="16.424cm">
          <draw:text-box>
            <text:p text:style-name="P9"><text:span text:style-name="T3"><text:s text:c="5"/></text:span><text:span text:style-name="T3">Identity</text:span></text:p>
          </draw:text-box>
        </draw:frame>
        <draw:polygon draw:style-name="gr4" draw:text-style-name="P4" draw:layer="layout" svg:width="0.123cm" svg:height="0cm" svg:x="36.372cm" svg:y="10.619cm" svg:viewBox="0 0 124 0" draw:points="124,0 0,0">
          <text:p/>
        </draw:polygon>
        <draw:line draw:style-name="gr5" draw:text-style-name="P5" draw:layer="layout" svg:x1="36.496cm" svg:y1="10.619cm" svg:x2="36.372cm" svg:y2="10.619cm">
          <text:p/>
        </draw:line>
        <draw:frame draw:style-name="gr15" draw:text-style-name="P11" draw:layer="layout" svg:width="9.811cm" svg:height="1.758cm" svg:x="23.977cm" svg:y="13.09cm">
          <draw:text-box>
            <text:p text:style-name="P6"><text:span text:style-name="T3"><text:s text:c="6"/></text:span><text:span text:style-name="T3">Translation</text:span></text:p>
          </draw:text-box>
        </draw:frame>
        <draw:polygon draw:style-name="gr4" draw:text-style-name="P4" draw:layer="layout" svg:width="0.123cm" svg:height="0cm" svg:x="36.372cm" svg:y="7.286cm" svg:viewBox="0 0 124 0" draw:points="124,0 0,0">
          <text:p/>
        </draw:polygon>
        <draw:line draw:style-name="gr5" draw:text-style-name="P5" draw:layer="layout" svg:x1="36.496cm" svg:y1="7.286cm" svg:x2="36.372cm" svg:y2="7.286cm">
          <text:p/>
        </draw:line>
        <draw:frame draw:style-name="gr16" draw:text-style-name="P12" draw:layer="layout" svg:width="17.107cm" svg:height="1.72cm" svg:x="19.156cm" svg:y="9.857cm">
          <draw:text-box>
            <text:p text:style-name="P6"><text:span text:style-name="T4">LinearRegression</text:span><text:span text:style-name="T5">(</text:span><text:span text:style-name="T6">s</text:span><text:span text:style-name="T5">), </text:span><text:span text:style-name="T4">n </text:span><text:span text:style-name="T5">= 5</text:span></text:p>
          </draw:text-box>
        </draw:frame>
        <draw:polygon draw:style-name="gr4" draw:text-style-name="P4" draw:layer="layout" svg:width="0.123cm" svg:height="0cm" svg:x="36.372cm" svg:y="3.952cm" svg:viewBox="0 0 124 0" draw:points="124,0 0,0">
          <text:p/>
        </draw:polygon>
        <draw:line draw:style-name="gr5" draw:text-style-name="P5" draw:layer="layout" svg:x1="36.496cm" svg:y1="3.952cm" svg:x2="36.372cm" svg:y2="3.952cm">
          <text:p/>
        </draw:line>
        <draw:frame draw:style-name="gr17" draw:text-style-name="P13" draw:layer="layout" svg:width="5.184cm" svg:height="1.652cm" svg:x="28.699cm" svg:y="3.394cm">
          <draw:text-box>
            <text:p text:style-name="P6"><text:span text:style-name="T7"><text:s text:c="5"/></text:span><text:span text:style-name="T8">LRE</text:span></text:p>
          </draw:text-box>
        </draw:frame>
        <draw:frame draw:style-name="gr18" draw:text-style-name="P14" draw:layer="layout" svg:width="1.65cm" svg:height="1.65cm" svg:x="34.099cm" svg:y="3.378cm">
          <draw:text-box>
            <text:p text:style-name="P6"><text:span text:style-name="T9">(</text:span></text:p>
          </draw:text-box>
        </draw:frame>
        <draw:frame draw:style-name="gr19" draw:text-style-name="P15" draw:layer="layout" svg:width="1.65cm" svg:height="1.694cm" svg:x="34.78cm" svg:y="3.394cm">
          <draw:text-box>
            <text:p text:style-name="P6"><text:span text:style-name="T10">s</text:span></text:p>
          </draw:text-box>
        </draw:frame>
        <draw:frame draw:style-name="gr18" draw:text-style-name="P14" draw:layer="layout" svg:width="1.65cm" svg:height="1.65cm" svg:x="35.535cm" svg:y="3.378cm">
          <draw:text-box>
            <text:p text:style-name="P6"><text:span text:style-name="T9">)</text:span></text:p>
          </draw:text-box>
        </draw:frame>
        <draw:frame draw:style-name="gr20" draw:text-style-name="P13" draw:layer="layout" svg:width="5.277cm" svg:height="1.652cm" svg:x="28.352cm" svg:y="6.707cm">
          <draw:text-box>
            <text:p text:style-name="P6"><text:span text:style-name="T7"><text:s text:c="5"/></text:span><text:span text:style-name="T8">LRE</text:span></text:p>
          </draw:text-box>
        </draw:frame>
        <draw:frame draw:style-name="gr18" draw:text-style-name="P14" draw:layer="layout" svg:width="1.65cm" svg:height="1.65cm" svg:x="33.748cm" svg:y="6.691cm">
          <draw:text-box>
            <text:p text:style-name="P6"><text:span text:style-name="T9">(</text:span></text:p>
          </draw:text-box>
        </draw:frame>
        <draw:frame draw:style-name="gr21" draw:text-style-name="P16" draw:layer="layout" svg:width="1.65cm" svg:height="1.652cm" svg:x="34.408cm" svg:y="6.707cm">
          <draw:text-box>
            <text:p text:style-name="P6"><text:span text:style-name="T11">e</text:span></text:p>
          </draw:text-box>
        </draw:frame>
        <draw:frame draw:style-name="gr22" draw:text-style-name="P17" draw:layer="layout" svg:width="0.99cm" svg:height="0.992cm" svg:x="35.205cm" svg:y="7.525cm">
          <draw:text-box>
            <text:p text:style-name="P6"><text:span text:style-name="T12">s</text:span></text:p>
          </draw:text-box>
        </draw:frame>
        <draw:frame draw:style-name="gr18" draw:text-style-name="P14" draw:layer="layout" svg:width="1.65cm" svg:height="1.65cm" svg:x="35.581cm" svg:y="6.691cm">
          <draw:text-box>
            <text:p text:style-name="P6"><text:span text:style-name="T9">)</text:span></text:p>
          </draw:text-box>
        </draw:frame>
        <draw:frame draw:style-name="gr18" draw:text-style-name="P14" draw:layer="layout" svg:width="1.65cm" svg:height="1.65cm" svg:x="33.924cm" svg:y="13.378cm">
          <draw:text-box>
            <text:p text:style-name="P6"><text:span text:style-name="T9">(</text:span></text:p>
          </draw:text-box>
        </draw:frame>
        <draw:frame draw:style-name="gr21" draw:text-style-name="P18" draw:layer="layout" svg:width="1.65cm" svg:height="1.652cm" svg:x="34.605cm" svg:y="13.294cm">
          <draw:text-box>
            <text:p text:style-name="P6"><text:span text:style-name="T13">s</text:span></text:p>
          </draw:text-box>
        </draw:frame>
        <draw:frame draw:style-name="gr18" draw:text-style-name="P19" draw:layer="layout" svg:width="1.65cm" svg:height="1.65cm" svg:x="35.46cm" svg:y="13.378cm">
          <draw:text-box>
            <text:p text:style-name="P6"><text:span text:style-name="T9">)</text:span></text:p>
          </draw:text-box>
        </draw:frame>
        <draw:frame draw:style-name="gr18" draw:text-style-name="P14" draw:layer="layout" svg:width="1.65cm" svg:height="1.65cm" svg:x="33.824cm" svg:y="16.678cm">
          <draw:text-box>
            <text:p text:style-name="P6"><text:span text:style-name="T9">(</text:span></text:p>
          </draw:text-box>
        </draw:frame>
        <draw:frame draw:style-name="gr21" draw:text-style-name="P18" draw:layer="layout" svg:width="1.65cm" svg:height="1.652cm" svg:x="34.505cm" svg:y="16.694cm">
          <draw:text-box>
            <text:p text:style-name="P6"><text:span text:style-name="T13">s</text:span></text:p>
          </draw:text-box>
        </draw:frame>
        <draw:frame draw:style-name="gr18" draw:text-style-name="P19" draw:layer="layout" svg:width="1.65cm" svg:height="1.65cm" svg:x="35.26cm" svg:y="16.678cm">
          <draw:text-box>
            <text:p text:style-name="P6"><text:span text:style-name="T9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01.981cm" fo:page-height="21.2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31T15:42:00.320136865</dc:date>
    <meta:editing-duration>PT2M25S</meta:editing-duration>
    <meta:editing-cycles>3</meta:editing-cycles>
    <meta:generator>LibreOffice/6.4.7.2$Linux_X86_64 LibreOffice_project/40$Build-2</meta:generator>
    <meta:document-statistic meta:object-count="204"/>
  </office:meta>
</office:document-meta>
</file>